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898cm" fo:min-width="0.28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38cm"/>
    </style:style>
    <style:style style:name="gr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006cm" fo:min-width="1.3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759cm"/>
    </style:style>
    <style:style style:name="gr5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551cm" fo:min-width="0.984cm" fo:padding-top="0.175cm" fo:padding-bottom="0.175cm" fo:padding-left="0.3cm" fo:padding-right="0.3cm" draw:shadow-opacity="50%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cm" fo:min-width="1.93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18cm"/>
    </style:style>
    <style:style style:name="gr8" style:family="graphic" style:parent-style-name="standard">
      <style:graphic-properties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85cm" fo:min-width="1.302cm" fo:padding-top="0.175cm" fo:padding-bottom="0.175cm" fo:padding-left="0.3cm" fo:padding-right="0.3cm" draw:shadow-opacity="50%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563cm" fo:min-width="1.539cm" fo:padding-top="0.175cm" fo:padding-bottom="0.175cm" fo:padding-left="0.3cm" fo:padding-right="0.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8cm"/>
    </style:style>
    <style:style style:name="gr11" style:family="graphic" style:parent-style-name="standard">
      <style:graphic-properties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709cm" fo:min-width="1.222cm" fo:padding-top="0.175cm" fo:padding-bottom="0.175cm" fo:padding-left="0.3cm" fo:padding-right="0.3cm" draw:shadow-opacity="50%"/>
    </style:style>
    <style:style style:name="gr1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7cm" fo:min-width="1.935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6" style:family="graphic" style:parent-style-name="standard">
      <style:graphic-properties draw:stroke="none" draw:fill="none" fo:min-height="0.671cm"/>
    </style:style>
    <style:style style:name="gr17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671cm" fo:min-width="1.365cm" fo:padding-top="0.175cm" fo:padding-bottom="0.175cm" fo:padding-left="0.3cm" fo:padding-right="0.3cm" draw:shadow-opacity="50%"/>
    </style:style>
    <style:style style:name="gr1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7cm" fo:min-width="1.936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67cm" fo:min-width="0.95cm" fo:padding-top="0.175cm" fo:padding-bottom="0.175cm" fo:padding-left="0.3cm" fo:padding-right="0.3cm" draw:shadow-opacity="50%"/>
    </style:style>
    <style:style style:name="gr2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849cm" fo:min-width="0.41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885cm"/>
    </style:style>
    <style:style style:name="gr25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006cm" fo:min-width="5.499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05cm" svg:stroke-color="#666666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671cm" fo:min-width="0.931cm" fo:padding-top="0.175cm" fo:padding-bottom="0.175cm" fo:padding-left="0.3cm" fo:padding-right="0.3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29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006cm" fo:min-width="3.416cm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3333" draw:opacity="50%"/>
      <style:paragraph-properties fo:text-align="center"/>
    </style:style>
    <style:style style:name="P6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7" style:family="paragraph">
      <loext:graphic-properties draw:fill="solid" draw:fill-color="#999999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08080" draw:opacity="50%"/>
      <style:paragraph-properties fo:text-align="center"/>
    </style:style>
    <style:style style:name="P10" style:family="paragraph">
      <loext:graphic-properties draw:fill="none"/>
      <style:text-properties fo:font-size="15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style:font-name="Liberation Sans1" fo:font-size="15pt" style:font-name-asian="Liberation Sans1" style:font-size-asian="18pt" style:font-name-complex="Liberation Sans1" style:font-size-complex="18pt"/>
    </style:style>
    <style:style style:name="T4" style:family="text">
      <style:text-properties style:text-position="0% 100%" style:font-name="Liberation Sans1" fo:font-size="14pt" style:font-name-asian="Liberation Sans1" style:font-size-asian="18pt" style:font-name-complex="Liberation Sans1" style:font-size-complex="18pt"/>
    </style:style>
    <style:style style:name="T5" style:family="text">
      <style:text-properties style:text-position="sub 80%" style:font-name="Liberation Sans1" fo:font-size="14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05cm" svg:height="2.865cm" svg:x="11.953cm" svg:y="0.4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742cm" svg:height="0.806cm" draw:transform="rotate (1.5707963267949) translate (11.99cm 3.11cm)">
          <draw:text-box>
            <text:p><text:span text:style-name="T1">Laser</text:span></text:p>
          </draw:text-box>
        </draw:frame>
        <draw:custom-shape draw:style-name="gr3" draw:text-style-name="P3" draw:layer="layout" svg:width="1.98cm" svg:height="4.356cm" svg:x="13.646cm" svg:y="0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67cm" svg:height="1.361cm" svg:x="13.491cm" svg:y="3.147cm">
          <draw:text-box>
            <text:p text:style-name="P4"><text:span text:style-name="T1">Fiber-</text:span></text:p>
            <text:p text:style-name="P4"><text:span text:style-name="T1">bench 1</text:span></text:p>
          </draw:text-box>
        </draw:frame>
        <draw:custom-shape draw:style-name="gr5" draw:text-style-name="P5" draw:layer="layout" svg:width="1.584cm" svg:height="1.901cm" svg:x="13.092cm" svg:y="1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34cm" svg:height="1.219cm" draw:transform="rotate (-1.5707963267949) translate (15.23cm 0.69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layer="layout" svg:width="1.018cm" svg:height="0.683cm" svg:x="13.822cm" svg:y="1.738cm">
          <draw:text-box>
            <text:p><text:span text:style-name="T2">(1)</text:span></text:p>
          </draw:text-box>
        </draw:frame>
        <draw:custom-shape draw:style-name="gr8" draw:text-style-name="P5" draw:layer="layout" svg:width="1.901cm" svg:height="1.743cm" draw:transform="rotate (-1.5707963267949) translate (16.577cm 1.05cm)">
          <text:p/>
          <draw:enhanced-geometry svg:viewBox="0 0 88 21600" draw:glue-points="44 ?f6 44 0 0 10800 44 21600 88 10800" draw:text-areas="0 ?f6 88 ?f3" draw:type="can" draw:modifiers="4491.003598560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draw:layer="layout" svg:width="2.138cm" svg:height="1.729cm" draw:transform="rotate (-1.5707963267949) translate (17.527cm 0.892cm)">
          <text:p/>
          <draw:enhanced-geometry svg:viewBox="0 0 88 21600" draw:glue-points="44 ?f6 44 0 0 10800 44 21600 88 10800" draw:text-areas="0 ?f6 88 ?f3" draw:type="can" draw:modifiers="6799.649737302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0.98cm" svg:height="0.683cm" svg:x="15.943cm" svg:y="1.719cm">
          <draw:text-box>
            <text:p><text:span text:style-name="T2">(2)</text:span></text:p>
          </draw:text-box>
        </draw:frame>
        <draw:custom-shape draw:style-name="gr11" draw:text-style-name="P5" draw:layer="layout" svg:width="1.821cm" svg:height="1.584cm" draw:transform="rotate (-1.5707963267949) translate (18.715cm 1.051cm)">
          <text:p/>
          <draw:enhanced-geometry svg:viewBox="0 0 88 21600" draw:glue-points="44 ?f6 44 0 0 10800 44 21600 88 10800" draw:text-areas="0 ?f6 88 ?f3" draw:type="can" draw:modifiers="4771.214392803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34cm" svg:height="2.028cm" draw:transform="rotate (-1.5707963267949) translate (19.861cm 0.691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8" draw:layer="layout" svg:x1="19.76cm" svg:y1="1.299cm" svg:x2="18.949cm" svg:y2="2.718cm">
          <text:p/>
        </draw:line>
        <draw:line draw:style-name="gr13" draw:text-style-name="P8" draw:layer="layout" svg:x1="19.734cm" svg:y1="1.166cm" svg:x2="18.942cm" svg:y2="2.512cm">
          <text:p/>
        </draw:line>
        <draw:line draw:style-name="gr14" draw:text-style-name="P8" draw:layer="layout" svg:x1="19.813cm" svg:y1="1.404cm" svg:x2="19.021cm" svg:y2="2.83cm">
          <text:p/>
        </draw:line>
        <draw:ellipse draw:style-name="gr15" draw:text-style-name="P9" draw:layer="layout" svg:width="1.03cm" svg:height="2.534cm" svg:x="18.942cm" svg:y="0.216cm" draw:kind="section" draw:start-angle="33.46" draw:end-angle="92.22">
          <text:p/>
        </draw:ellipse>
        <draw:frame draw:style-name="gr16" draw:text-style-name="P10" draw:layer="layout" svg:width="0.86cm" svg:height="0.921cm" svg:x="19.238cm" svg:y="0.324cm">
          <draw:text-box>
            <text:p><text:span text:style-name="T3">ε</text:span></text:p>
          </draw:text-box>
        </draw:frame>
        <draw:frame draw:style-name="gr10" draw:text-style-name="P6" draw:layer="layout" svg:width="0.98cm" svg:height="0.683cm" svg:x="17.908cm" svg:y="1.719cm">
          <draw:text-box>
            <text:p><text:span text:style-name="T2">(3)</text:span></text:p>
          </draw:text-box>
        </draw:frame>
        <draw:line draw:style-name="gr17" draw:text-style-name="P8" draw:layer="layout" svg:x1="19.378cm" svg:y1="0.652cm" svg:x2="19.378cm" svg:y2="3.226cm">
          <text:p/>
        </draw:line>
        <draw:custom-shape draw:style-name="gr18" draw:text-style-name="P5" draw:layer="layout" svg:width="1.965cm" svg:height="1.021cm" draw:transform="skewX (0.540004870567045) rotate (0.00244346095279206) translate (19.716cm 1.491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35cm" svg:height="2.028cm" draw:transform="rotate (-1.5707963267949) translate (21.998cm 0.7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8" draw:layer="layout" svg:x1="21.896cm" svg:y1="1.309cm" svg:x2="21.085cm" svg:y2="2.728cm">
          <text:p/>
        </draw:line>
        <draw:line draw:style-name="gr13" draw:text-style-name="P8" draw:layer="layout" svg:x1="21.871cm" svg:y1="1.176cm" svg:x2="21.079cm" svg:y2="2.522cm">
          <text:p/>
        </draw:line>
        <draw:line draw:style-name="gr14" draw:text-style-name="P8" draw:layer="layout" svg:x1="21.95cm" svg:y1="1.413cm" svg:x2="21.158cm" svg:y2="2.839cm">
          <text:p/>
        </draw:line>
        <draw:ellipse draw:style-name="gr15" draw:text-style-name="P9" draw:layer="layout" svg:width="1.029cm" svg:height="2.534cm" svg:x="21.079cm" svg:y="0.225cm" draw:kind="section" draw:start-angle="33.46" draw:end-angle="92.22">
          <text:p/>
        </draw:ellipse>
        <draw:frame draw:style-name="gr16" draw:text-style-name="P10" draw:layer="layout" svg:width="0.86cm" svg:height="0.921cm" svg:x="21.428cm" svg:y="0.334cm">
          <draw:text-box>
            <text:p><text:span text:style-name="T3">ε</text:span></text:p>
          </draw:text-box>
        </draw:frame>
        <draw:frame draw:style-name="gr10" draw:text-style-name="P6" draw:layer="layout" svg:width="0.98cm" svg:height="0.683cm" svg:x="20.045cm" svg:y="1.728cm">
          <draw:text-box>
            <text:p><text:span text:style-name="T2">(4)</text:span></text:p>
          </draw:text-box>
        </draw:frame>
        <draw:line draw:style-name="gr17" draw:text-style-name="P8" draw:layer="layout" svg:x1="21.514cm" svg:y1="0.662cm" svg:x2="21.514cm" svg:y2="3.236cm">
          <text:p/>
        </draw:line>
        <draw:custom-shape draw:style-name="gr20" draw:text-style-name="P5" draw:layer="layout" svg:width="1.55cm" svg:height="1.02cm" draw:transform="skewX (0.541226601043442) rotate (0.00244346095279206) translate (21.853cm 1.501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346cm" svg:height="2.534cm" svg:x="22.205cm" svg:y="0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2" draw:layer="layout" svg:width="1.506cm" svg:height="1.353cm" svg:x="24.185cm" svg:y="1.638cm">
          <draw:text-box>
            <text:p><text:span text:style-name="T4">P(ε)</text:span></text:p>
          </draw:text-box>
        </draw:frame>
        <draw:frame draw:style-name="gr23" draw:text-style-name="P6" draw:layer="layout" svg:width="0.991cm" svg:height="1.115cm" svg:x="22.2cm" svg:y="1.715cm">
          <draw:text-box>
            <text:p><text:span text:style-name="T2">(5)</text:span></text:p>
          </draw:text-box>
        </draw:frame>
        <draw:frame draw:style-name="gr24" draw:text-style-name="P2" draw:layer="layout" svg:width="3.393cm" svg:height="0.806cm" svg:x="18.954cm" svg:y="3.457cm">
          <draw:text-box>
            <text:p><text:span text:style-name="T1">Fiberbench 2</text:span></text:p>
          </draw:text-box>
        </draw:frame>
        <draw:custom-shape draw:style-name="gr25" draw:text-style-name="P3" draw:layer="layout" svg:width="6.099cm" svg:height="4.356cm" svg:x="17.685cm" svg:y="0.1cm">
          <text:p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23.391cm" svg:y1="2cm" svg:x2="24.391cm" svg:y2="2cm">
          <text:p/>
        </draw:line>
        <draw:custom-shape draw:style-name="gr1" draw:text-style-name="P1" draw:layer="layout" svg:width="1.505cm" svg:height="2.865cm" svg:x="0.143cm" svg:y="0.4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742cm" svg:height="0.806cm" draw:transform="rotate (1.5707963267949) translate (0.18cm 3.11cm)">
          <draw:text-box>
            <text:p><text:span text:style-name="T1">Laser</text:span></text:p>
          </draw:text-box>
        </draw:frame>
        <draw:custom-shape draw:style-name="gr3" draw:text-style-name="P3" draw:layer="layout" svg:width="1.98cm" svg:height="4.356cm" svg:x="1.836cm" svg:y="0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67cm" svg:height="1.361cm" svg:x="1.681cm" svg:y="3.147cm">
          <draw:text-box>
            <text:p text:style-name="P4"><text:span text:style-name="T1">Fiber-</text:span></text:p>
            <text:p text:style-name="P4"><text:span text:style-name="T1">bench 1</text:span></text:p>
          </draw:text-box>
        </draw:frame>
        <draw:custom-shape draw:style-name="gr5" draw:text-style-name="P5" draw:layer="layout" svg:width="1.584cm" svg:height="1.901cm" svg:x="1.282cm" svg:y="1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34cm" svg:height="1.219cm" draw:transform="rotate (-1.5707963267949) translate (3.42cm 0.69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layer="layout" svg:width="1.018cm" svg:height="0.683cm" svg:x="2.012cm" svg:y="1.738cm">
          <draw:text-box>
            <text:p><text:span text:style-name="T2">(1)</text:span></text:p>
          </draw:text-box>
        </draw:frame>
        <draw:custom-shape draw:style-name="gr8" draw:text-style-name="P5" draw:layer="layout" svg:width="1.901cm" svg:height="1.743cm" draw:transform="rotate (-1.5707963267949) translate (4.767cm 1.05cm)">
          <text:p/>
          <draw:enhanced-geometry svg:viewBox="0 0 88 21600" draw:glue-points="44 ?f6 44 0 0 10800 44 21600 88 10800" draw:text-areas="0 ?f6 88 ?f3" draw:type="can" draw:modifiers="4491.003598560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draw:layer="layout" svg:width="2.138cm" svg:height="1.729cm" draw:transform="rotate (-1.5707963267949) translate (5.717cm 0.892cm)">
          <text:p/>
          <draw:enhanced-geometry svg:viewBox="0 0 88 21600" draw:glue-points="44 ?f6 44 0 0 10800 44 21600 88 10800" draw:text-areas="0 ?f6 88 ?f3" draw:type="can" draw:modifiers="6799.649737302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0.98cm" svg:height="0.683cm" svg:x="4.133cm" svg:y="1.719cm">
          <draw:text-box>
            <text:p><text:span text:style-name="T2">(2)</text:span></text:p>
          </draw:text-box>
        </draw:frame>
        <draw:custom-shape draw:style-name="gr11" draw:text-style-name="P5" draw:layer="layout" svg:width="1.821cm" svg:height="1.584cm" draw:transform="rotate (-1.5707963267949) translate (6.905cm 1.051cm)">
          <text:p/>
          <draw:enhanced-geometry svg:viewBox="0 0 88 21600" draw:glue-points="44 ?f6 44 0 0 10800 44 21600 88 10800" draw:text-areas="0 ?f6 88 ?f3" draw:type="can" draw:modifiers="4771.214392803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34cm" svg:height="2.028cm" draw:transform="rotate (-1.5707963267949) translate (8.051cm 0.691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8" draw:layer="layout" svg:x1="7.95cm" svg:y1="1.299cm" svg:x2="7.139cm" svg:y2="2.718cm">
          <text:p/>
        </draw:line>
        <draw:line draw:style-name="gr13" draw:text-style-name="P8" draw:layer="layout" svg:x1="7.924cm" svg:y1="1.166cm" svg:x2="7.132cm" svg:y2="2.512cm">
          <text:p/>
        </draw:line>
        <draw:line draw:style-name="gr14" draw:text-style-name="P8" draw:layer="layout" svg:x1="8.003cm" svg:y1="1.404cm" svg:x2="7.211cm" svg:y2="2.83cm">
          <text:p/>
        </draw:line>
        <draw:ellipse draw:style-name="gr15" draw:text-style-name="P9" draw:layer="layout" svg:width="1.03cm" svg:height="2.534cm" svg:x="7.132cm" svg:y="0.216cm" draw:kind="section" draw:start-angle="33.46" draw:end-angle="92.22">
          <text:p/>
        </draw:ellipse>
        <draw:frame draw:style-name="gr16" draw:text-style-name="P10" draw:layer="layout" svg:width="0.86cm" svg:height="0.921cm" svg:x="7.428cm" svg:y="0.324cm">
          <draw:text-box>
            <text:p><text:span text:style-name="T3">ε</text:span></text:p>
          </draw:text-box>
        </draw:frame>
        <draw:frame draw:style-name="gr10" draw:text-style-name="P6" draw:layer="layout" svg:width="0.98cm" svg:height="0.683cm" svg:x="6.098cm" svg:y="1.719cm">
          <draw:text-box>
            <text:p><text:span text:style-name="T2">(3)</text:span></text:p>
          </draw:text-box>
        </draw:frame>
        <draw:line draw:style-name="gr17" draw:text-style-name="P8" draw:layer="layout" svg:x1="7.568cm" svg:y1="0.652cm" svg:x2="7.568cm" svg:y2="3.226cm">
          <text:p/>
        </draw:line>
        <draw:custom-shape draw:style-name="gr27" draw:text-style-name="P5" draw:layer="layout" svg:width="1.531cm" svg:height="1.021cm" draw:transform="skewX (0.540004870567046) rotate (0.00244346095279206) translate (7.906cm 1.491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346cm" svg:height="2.534cm" svg:x="8.295cm" svg:y="0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8" draw:text-style-name="P2" draw:layer="layout" svg:width="1.616cm" svg:height="1.429cm" svg:x="10.275cm" svg:y="1.638cm">
          <draw:text-box>
            <text:p><text:span text:style-name="T4">P</text:span><text:span text:style-name="T5">0</text:span><text:span text:style-name="T4">(ε)</text:span></text:p>
          </draw:text-box>
        </draw:frame>
        <draw:frame draw:style-name="gr23" draw:text-style-name="P6" draw:layer="layout" svg:width="0.991cm" svg:height="1.115cm" svg:x="8.29cm" svg:y="1.715cm">
          <draw:text-box>
            <text:p><text:span text:style-name="T2">(5)</text:span></text:p>
          </draw:text-box>
        </draw:frame>
        <draw:frame draw:style-name="gr24" draw:text-style-name="P2" draw:layer="layout" svg:width="3.393cm" svg:height="0.806cm" svg:x="6.244cm" svg:y="3.457cm">
          <draw:text-box>
            <text:p><text:span text:style-name="T1">Fiberbench 2</text:span></text:p>
          </draw:text-box>
        </draw:frame>
        <draw:custom-shape draw:style-name="gr29" draw:text-style-name="P3" draw:layer="layout" svg:width="4.016cm" svg:height="4.356cm" svg:x="5.875cm" svg:y="0.1cm">
          <text:p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9.481cm" svg:y1="2cm" svg:x2="10.481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32:52.557325745</meta:creation-date>
    <dc:date>2020-12-24T11:08:06.290305683</dc:date>
    <meta:editing-duration>PT47M40S</meta:editing-duration>
    <meta:editing-cycles>9</meta:editing-cycles>
    <meta:generator>LibreOffice/6.0.7.3$Linux_X86_64 LibreOffice_project/00m0$Build-3</meta:generator>
    <meta:document-statistic meta:object-count="61"/>
  </office:meta>
</office:document-meta>
</file>